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212cm" svg:stroke-color="#cc00c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ccc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draw:fit-to-size="false" fo:min-height="1.436cm" fo:min-width="8.363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draw:fit-to-size="false" fo:min-height="1.436cm" fo:min-width="8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4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0.5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641cm" style:use-optimal-column-width="false"/>
    </style:style>
    <style:style style:name="co2" style:family="table-column">
      <style:table-column-properties style:column-width="2.64cm" style:use-optimal-column-width="false"/>
    </style:style>
    <style:style style:name="co3" style:family="table-column">
      <style:table-column-properties style:column-width="2.934cm" style:use-optimal-column-width="false"/>
    </style:style>
    <style:style style:name="co4" style:family="table-column">
      <style:table-column-properties style:column-width="2.735cm" style:use-optimal-column-width="false"/>
    </style:style>
    <style:style style:name="co5" style:family="table-column">
      <style:table-column-properties style:column-width="2.42cm" style:use-optimal-column-width="false"/>
    </style:style>
    <style:style style:name="ro1" style:family="table-row">
      <style:table-row-properties style:row-height="1.477cm"/>
    </style:style>
    <style:style style:name="ro2" style:family="table-row">
      <style:table-row-properties style:row-height="1.493cm"/>
    </style:style>
    <style:style style:name="ro3" style:family="table-row">
      <style:table-row-properties style:row-height="1.494cm"/>
    </style:style>
    <style:style style:name="ro4" style:family="table-row">
      <style:table-row-properties style:row-height="1.778cm"/>
    </style:style>
    <style:style style:name="ro5" style:family="table-row">
      <style:table-row-properties style:row-height="1.513cm"/>
    </style:style>
    <style:style style:name="ro6" style:family="table-row">
      <style:table-row-properties style:row-height="1.51cm"/>
    </style:style>
    <style:style style:name="ro7" style:family="table-row">
      <style:table-row-properties style:row-height="1.659cm"/>
    </style:style>
    <style:style style:name="ce1" style:family="table-cell">
      <loext:graphic-properties draw:fill="none" draw:fill-color="#00ffff"/>
      <style:paragraph-properties fo:text-align="center" fo:border-left="0.03pt solid #000000" fo:border-right="0.57pt solid #000000" fo:border-top="0.03pt solid #000000" fo:border-bottom="0.03pt solid #000000"/>
      <style:text-properties fo:font-size="20pt" style:font-size-asian="20pt" style:font-size-complex="20pt"/>
    </style:style>
    <style:style style:name="ce2" style:family="table-cell">
      <loext:graphic-properties draw:fill="none" draw:fill-color="#00ffff"/>
      <style:paragraph-properties fo:text-align="center" fo:border="0.57pt solid #000000"/>
      <style:text-properties fo:font-size="20pt" style:font-size-asian="20pt" style:font-size-complex="20pt"/>
    </style:style>
    <style:style style:name="ce3" style:family="table-cell">
      <loext:graphic-properties draw:fill="solid" draw:fill-color="#00ffff"/>
      <style:paragraph-properties fo:text-align="center" fo:border-left="0.03pt solid #000000" fo:border-right="0.03pt solid #000000" fo:border-top="none" fo:border-bottom="0.03pt solid #000000"/>
      <style:text-properties fo:font-size="20pt" style:font-size-asian="20pt" style:font-size-complex="20pt"/>
    </style:style>
    <style:style style:name="ce4" style:family="table-cell">
      <loext:graphic-properties draw:fill="none" draw:fill-color="#00ffff"/>
      <style:paragraph-properties fo:text-align="center" fo:border="0.03pt solid #000000"/>
      <style:text-properties fo:font-size="20pt" style:font-size-asian="20pt" style:font-size-complex="20pt"/>
    </style:style>
    <style:style style:name="ce5" style:family="table-cell">
      <loext:graphic-properties draw:fill="solid" draw:fill-color="#ff99ff"/>
      <style:paragraph-properties fo:text-align="center" fo:border="0.03pt solid #000000"/>
      <style:text-properties fo:font-size="20pt" style:font-size-asian="20pt" style:font-size-complex="20pt"/>
    </style:style>
    <style:style style:name="ce6" style:family="table-cell">
      <loext:graphic-properties draw:fill="solid" draw:fill-color="#00ffff"/>
      <style:paragraph-properties fo:text-align="center" fo:border="0.03pt solid #000000"/>
      <style:text-properties fo:font-size="20pt" style:font-size-asian="20pt" style:font-size-complex="20pt"/>
    </style:style>
    <style:style style:name="ce7" style:family="table-cell">
      <loext:graphic-properties draw:fill="none" draw:fill-color="#ff99ff"/>
      <style:paragraph-properties fo:text-align="center" fo:border="0.03pt solid #000000"/>
      <style:text-properties fo:font-size="20pt" style:font-size-asian="20pt" style:font-size-complex="20pt"/>
    </style:style>
    <style:style style:name="ce8" style:family="table-cell">
      <loext:graphic-properties draw:fill="none"/>
      <style:paragraph-properties fo:border-left="0.03pt solid #000000" fo:border-right="0.57pt solid #000000" fo:border-top="0.03pt solid #000000" fo:border-bottom="0.03pt solid #000000"/>
      <style:text-properties fo:font-size="18pt" style:font-size-asian="18pt" style:font-size-complex="18pt"/>
    </style:style>
    <style:style style:name="ce9" style:family="table-cell">
      <loext:graphic-properties draw:fill="none" draw:fill-color="#00ffff"/>
      <style:paragraph-properties fo:border="0.57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-left="0.57pt solid #000000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11" style:family="table-cell">
      <loext:graphic-properties draw:fill="solid" draw:fill-color="#00ffff"/>
      <style:paragraph-properties fo:border="0.03pt solid #000000"/>
      <style:text-properties fo:font-size="18pt" style:font-size-asian="18pt" style:font-size-complex="18pt"/>
    </style:style>
    <style:style style:name="ce12" style:family="table-cell">
      <loext:graphic-properties draw:fill="none"/>
      <style:paragraph-properties fo:border-left="0.03pt solid #000000" fo:border-right="0.03pt solid #000000" fo:border-top="0.57pt solid #000000" fo:border-bottom="0.03pt solid #000000"/>
      <style:text-properties fo:font-size="18pt" style:font-size-asian="18pt" style:font-size-complex="18pt"/>
    </style:style>
    <style:style style:name="ce13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14" style:family="table-cell">
      <loext:graphic-properties draw:fill="none" draw:fill-color="#00ffff"/>
      <style:paragraph-properties fo:border="0.03pt solid #000000"/>
      <style:text-properties fo:font-size="18pt" style:font-size-asian="18pt" style:font-size-complex="18pt"/>
    </style:style>
    <style:style style:name="ce15" style:family="table-cell">
      <loext:graphic-properties draw:fill="none" draw:fill-color="#ff99ff"/>
      <style:paragraph-properties fo:border="0.03pt solid #000000"/>
      <style:text-properties fo:font-size="18pt" style:font-size-asian="18pt" style:font-size-complex="18pt"/>
    </style:style>
    <style:style style:name="ce16" style:family="table-cell">
      <loext:graphic-properties draw:fill="solid" draw:fill-color="#ff99ff"/>
      <style:paragraph-properties fo:border="0.03pt solid #000000"/>
      <style:text-properties fo:font-size="24pt" fo:font-weight="normal" style:font-size-asian="24pt" style:font-weight-asian="normal" style:font-size-complex="24pt" style:font-weight-complex="normal"/>
    </style:style>
    <style:style style:name="ce17" style:family="table-cell">
      <loext:graphic-properties draw:fill="none" draw:fill-color="#00ffff" draw:textarea-vertical-align="bottom"/>
      <style:paragraph-properties fo:text-align="center" fo:border="none"/>
      <style:text-properties fo:color="#cc3300" style:text-position="0% 100%" fo:font-size="30pt" fo:font-weight="normal" style:font-size-asian="30pt" style:font-weight-asian="normal" style:font-size-complex="30pt" style:font-weight-complex="normal"/>
    </style:style>
    <style:style style:name="ce18" style:family="table-cell">
      <loext:graphic-properties draw:fill="none" draw:fill-color="#00ffff" draw:textarea-vertical-align="middle"/>
      <style:paragraph-properties fo:text-align="center" fo:border="none"/>
      <style:text-properties fo:color="#cc3300" style:text-position="0% 100%" fo:font-size="20pt" style:font-size-asian="20pt" style:font-size-complex="20pt"/>
    </style:style>
    <style:style style:name="ce19" style:family="table-cell">
      <loext:graphic-properties draw:fill="none" draw:fill-color="#ff99ff" draw:textarea-vertical-align="middle"/>
      <style:paragraph-properties fo:text-align="center" fo:border="none"/>
      <style:text-properties fo:color="#cc3300" style:text-position="0% 100%" fo:font-size="20pt" style:font-size-asian="20pt" style:font-size-complex="20pt"/>
    </style:style>
    <style:style style:name="ce20" style:family="table-cell">
      <loext:graphic-properties draw:fill="none" draw:fill-color="#00ffff"/>
      <style:paragraph-properties fo:text-align="end" fo:border="none"/>
      <style:text-properties fo:color="#6600cc" style:text-position="0% 100%" fo:font-size="30pt" fo:font-weight="normal" style:font-size-asian="30pt" style:font-weight-asian="normal" style:font-size-complex="30pt" style:font-weight-complex="normal"/>
    </style:style>
    <style:style style:name="ce21" style:family="table-cell">
      <loext:graphic-properties draw:fill="none" draw:fill-color="#00ffff" draw:textarea-vertical-align="middle"/>
      <style:paragraph-properties fo:text-align="center" fo:border="none"/>
      <style:text-properties fo:color="#6600cc" style:text-position="0% 100%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4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30pt" style:font-size-asian="30pt" style:font-size-complex="30pt"/>
    </style:style>
    <style:style style:name="P5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 draw:fill-color="#ffffff"/>
      <style:text-properties fo:font-size="36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cc3300" style:text-position="0% 100%" fo:font-size="30pt" fo:font-weight="normal" style:font-size-asian="30pt" style:font-weight-asian="normal" style:font-size-complex="30pt" style:font-weight-complex="normal"/>
    </style:style>
    <style:style style:name="P8" style:family="paragraph">
      <style:paragraph-properties fo:text-align="center"/>
      <style:text-properties fo:color="#cc3300" style:text-position="0% 100%" fo:font-size="20pt" style:font-size-asian="20pt" style:font-size-complex="20pt"/>
    </style:style>
    <style:style style:name="P9" style:family="paragraph">
      <style:paragraph-properties fo:text-align="end"/>
      <style:text-properties fo:color="#6600cc" style:text-position="0% 100%"/>
    </style:style>
    <style:style style:name="P10" style:family="paragraph">
      <style:paragraph-properties fo:text-align="center"/>
      <style:text-properties fo:color="#6600cc" style:text-position="0% 100%"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cc3300" style:text-position="-33% 58%" fo:font-size="30pt" fo:font-weight="bold" style:font-size-asian="30pt" style:font-weight-asian="bold" style:font-size-complex="30pt" style:font-weight-complex="bold"/>
    </style:style>
    <style:style style:name="T5" style:family="text">
      <style:text-properties style:text-position="-33% 58%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0000ff" style:text-position="-33% 58%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44pt" fo:font-weight="bold" style:font-weight-asian="bold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color="#cc3300" style:text-position="-33% 58%" fo:font-size="30pt" style:font-size-asian="30pt" style:font-size-complex="30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fo:color="#b2b2b2" style:text-position="-33% 58%" fo:font-size="30pt" style:font-size-asian="30pt" style:font-size-complex="30pt"/>
    </style:style>
    <style:style style:name="T12" style:family="text">
      <style:text-properties style:text-position="0% 100%" fo:font-size="30pt" style:font-size-asian="30pt" style:font-size-complex="30pt"/>
    </style:style>
    <style:style style:name="T13" style:family="text">
      <style:text-properties fo:color="#0000ff" style:text-position="-33% 58%" fo:font-size="30pt" style:font-size-asian="30pt" style:font-size-complex="30pt"/>
    </style:style>
    <style:style style:name="T14" style:family="text">
      <style:text-properties style:text-position="-33% 58%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color="#b2b2b2" style:text-position="-33% 58%" fo:font-size="30pt" fo:font-weight="normal" style:font-size-asian="30pt" style:font-weight-asian="normal" style:font-size-complex="30pt" style:font-weight-complex="normal"/>
    </style:style>
    <style:style style:name="T16" style:family="text">
      <style:text-properties fo:font-size="36pt" fo:font-weight="bold" style:font-size-asian="22pt" style:font-weight-asian="bold" style:font-size-complex="22pt" style:font-weight-complex="bold"/>
    </style:style>
    <style:style style:name="T17" style:family="text">
      <style:text-properties style:text-position="0% 100%" fo:font-size="30pt" fo:font-weight="normal" style:font-size-asian="30pt" style:font-weight-asian="normal" style:font-size-complex="30pt" style:font-weight-complex="normal"/>
    </style:style>
    <style:style style:name="T18" style:family="text">
      <style:text-properties style:text-position="-33% 58%"/>
    </style:style>
    <style:style style:name="T1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281cm" svg:height="5.907cm" svg:x="5.937cm" svg:y="7.90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1">a</text:span><text:span text:style-name="T2">00</text:span></text:p>
              </table:table-cell>
              <table:table-cell table:style-name="ce2">
                <text:p text:style-name="P1"><text:span text:style-name="T1">a</text:span><text:span text:style-name="T2">0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1">a</text:span><text:span text:style-name="T2">10</text:span></text:p>
              </table:table-cell>
              <table:table-cell>
                <text:p text:style-name="P1"><text:span text:style-name="T1">a</text:span><text:span text:style-name="T2">11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a</text:span><text:span text:style-name="T2">20</text:span></text:p>
              </table:table-cell>
              <table:table-cell>
                <text:p text:style-name="P1"><text:span text:style-name="T1">a</text:span><text:span text:style-name="T2">21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a</text:span><text:span text:style-name="T2">30</text:span></text:p>
              </table:table-cell>
              <table:table-cell>
                <text:p text:style-name="P1"><text:span text:style-name="T1">a</text:span><text:span text:style-name="T2">31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line draw:style-name="gr1" draw:text-style-name="P2" draw:layer="layout" svg:x1="16.216cm" svg:y1="7.228cm" svg:x2="14.692cm" svg:y2="7.228cm">
            <text:p/>
          </draw:line>
          <draw:line draw:style-name="gr1" draw:text-style-name="P2" draw:layer="layout" svg:x1="16.216cm" svg:y1="14.328cm" svg:x2="14.692cm" svg:y2="14.328cm">
            <text:p/>
          </draw:line>
          <draw:line draw:style-name="gr1" draw:text-style-name="P2" draw:layer="layout" svg:x1="14.692cm" svg:y1="7.228cm" svg:x2="14.692cm" svg:y2="14.34cm">
            <text:p/>
          </draw:line>
        </draw:g>
        <draw:g>
          <draw:line draw:style-name="gr1" draw:text-style-name="P2" draw:layer="layout" svg:x1="23.216cm" svg:y1="7.228cm" svg:x2="24.614cm" svg:y2="7.228cm">
            <text:p/>
          </draw:line>
          <draw:line draw:style-name="gr1" draw:text-style-name="P2" draw:layer="layout" svg:x1="23.216cm" svg:y1="14.328cm" svg:x2="24.614cm" svg:y2="14.328cm">
            <text:p/>
          </draw:line>
          <draw:line draw:style-name="gr1" draw:text-style-name="P2" draw:layer="layout" svg:x1="24.614cm" svg:y1="7.228cm" svg:x2="24.614cm" svg:y2="14.34cm">
            <text:p/>
          </draw:line>
        </draw:g>
        <draw:g>
          <draw:line draw:style-name="gr1" draw:text-style-name="P2" draw:layer="layout" svg:x1="6.416cm" svg:y1="7.228cm" svg:x2="4.892cm" svg:y2="7.228cm">
            <text:p/>
          </draw:line>
          <draw:line draw:style-name="gr1" draw:text-style-name="P2" draw:layer="layout" svg:x1="6.416cm" svg:y1="14.328cm" svg:x2="4.892cm" svg:y2="14.328cm">
            <text:p/>
          </draw:line>
          <draw:line draw:style-name="gr1" draw:text-style-name="P2" draw:layer="layout" svg:x1="4.892cm" svg:y1="7.228cm" svg:x2="4.892cm" svg:y2="14.34cm">
            <text:p/>
          </draw:line>
        </draw:g>
        <draw:g>
          <draw:line draw:style-name="gr1" draw:text-style-name="P2" draw:layer="layout" svg:x1="10.916cm" svg:y1="7.228cm" svg:x2="12.314cm" svg:y2="7.228cm">
            <text:p/>
          </draw:line>
          <draw:line draw:style-name="gr1" draw:text-style-name="P2" draw:layer="layout" svg:x1="10.916cm" svg:y1="14.328cm" svg:x2="12.314cm" svg:y2="14.328cm">
            <text:p/>
          </draw:line>
          <draw:line draw:style-name="gr1" draw:text-style-name="P2" draw:layer="layout" svg:x1="12.314cm" svg:y1="7.228cm" svg:x2="12.314cm" svg:y2="14.34cm">
            <text:p/>
          </draw:line>
        </draw:g>
        <draw:frame draw:style-name="standard" draw:layer="layout" svg:width="7.922cm" svg:height="2.953cm" svg:x="15.717cm" svg:y="2.7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6">
                <text:p text:style-name="P1"><text:span text:style-name="T1">b</text:span><text:span text:style-name="T2">00</text:span></text:p>
              </table:table-cell>
              <table:table-cell table:style-name="ce5">
                <text:p text:style-name="P1"><text:span text:style-name="T1">b</text:span><text:span text:style-name="T2">01</text:span></text:p>
              </table:table-cell>
              <table:table-cell table:style-name="ce7">
                <text:p text:style-name="P1"><text:span text:style-name="T1">b</text:span><text:span text:style-name="T2">02</text:span></text:p>
              </table:table-cell>
            </table:table-row>
            <table:table-row table:style-name="ro1">
              <table:table-cell table:style-name="ce6">
                <text:p text:style-name="P1"><text:span text:style-name="T1">b</text:span><text:span text:style-name="T2">10</text:span></text:p>
              </table:table-cell>
              <table:table-cell table:style-name="ce5">
                <text:p text:style-name="P1"><text:span text:style-name="T1">b</text:span><text:span text:style-name="T2">11</text:span></text:p>
              </table:table-cell>
              <table:table-cell table:style-name="ce7">
                <text:p text:style-name="P1"><text:span text:style-name="T1">b</text:span><text:span text:style-name="T2">12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" draw:text-style-name="P2" draw:layer="layout" svg:x1="16.266cm" svg:y1="2.228cm" svg:x2="14.742cm" svg:y2="2.228cm">
            <text:p/>
          </draw:line>
          <draw:line draw:style-name="gr1" draw:text-style-name="P2" draw:layer="layout" svg:x1="16.266cm" svg:y1="6.159cm" svg:x2="14.742cm" svg:y2="6.159cm">
            <text:p/>
          </draw:line>
          <draw:line draw:style-name="gr1" draw:text-style-name="P2" draw:layer="layout" svg:x1="14.742cm" svg:y1="2.228cm" svg:x2="14.742cm" svg:y2="6.166cm">
            <text:p/>
          </draw:line>
        </draw:g>
        <draw:g>
          <draw:line draw:style-name="gr1" draw:text-style-name="P2" draw:layer="layout" svg:x1="23.27cm" svg:y1="2.228cm" svg:x2="24.54cm" svg:y2="2.228cm">
            <text:p/>
          </draw:line>
          <draw:line draw:style-name="gr1" draw:text-style-name="P2" draw:layer="layout" svg:x1="23.27cm" svg:y1="6.159cm" svg:x2="24.54cm" svg:y2="6.159cm">
            <text:p/>
          </draw:line>
          <draw:line draw:style-name="gr1" draw:text-style-name="P2" draw:layer="layout" svg:x1="24.54cm" svg:y1="2.228cm" svg:x2="24.54cm" svg:y2="6.166cm">
            <text:p/>
          </draw:line>
        </draw:g>
        <draw:frame draw:style-name="standard" draw:layer="layout" svg:width="7.921cm" svg:height="6.174cm" svg:x="15.645cm" svg:y="7.8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>
              <table:table-cell table:style-name="ce8"/>
              <table:table-cell table:style-name="ce9"/>
              <table:table-cell table:style-name="ce10"/>
            </table:table-row>
            <table:table-row table:style-name="ro2">
              <table:table-cell table:style-name="ce11"/>
              <table:table-cell table:style-name="ce12"/>
              <table:table-cell table:style-name="ce13"/>
            </table:table-row>
            <table:table-row table:style-name="ro2">
              <table:table-cell table:style-name="ce14"/>
              <table:table-cell table:style-name="ce13"/>
              <table:table-cell table:style-name="ce15"/>
            </table:table-row>
            <table:table-row table:style-name="ro3" table:default-cell-style-name="ce13">
              <table:table-cell/>
              <table:table-cell table:style-name="ce16">
                <text:p text:style-name="P1"><text:span text:style-name="T3">C</text:span><text:span text:style-name="T4">i</text:span><text:span text:style-name="T5"> </text:span><text:span text:style-name="T6">j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11.59cm" svg:y1="13.046cm" svg:x2="18.248cm" svg:y2="13.046cm">
          <text:p/>
        </draw:line>
        <draw:line draw:style-name="gr3" draw:text-style-name="P2" draw:layer="layout" svg:x1="11.537cm" svg:y1="10.146cm" svg:x2="15.645cm" svg:y2="10.146cm">
          <text:p/>
        </draw:line>
        <draw:line draw:style-name="gr3" draw:text-style-name="P2" draw:layer="layout" svg:x1="17.148cm" svg:y1="5.983cm" svg:x2="17.148cm" svg:y2="9.106cm">
          <text:p/>
        </draw:line>
        <draw:line draw:style-name="gr2" draw:text-style-name="P2" draw:layer="layout" svg:x1="19.748cm" svg:y1="5.831cm" svg:x2="19.703cm" svg:y2="11.8cm">
          <text:p/>
        </draw:line>
        <draw:frame draw:style-name="gr4" draw:text-style-name="P3" draw:layer="layout" svg:width="1.524cm" svg:height="1.987cm" svg:x="7.956cm" svg:y="4.826cm">
          <draw:text-box>
            <text:p><text:span text:style-name="T7">A</text:span></text:p>
          </draw:text-box>
        </draw:frame>
        <draw:frame draw:style-name="gr4" draw:text-style-name="P3" draw:layer="layout" svg:width="1.524cm" svg:height="1.987cm" svg:x="12.156cm" svg:y="1.527cm">
          <draw:text-box>
            <text:p><text:span text:style-name="T7">B</text:span></text:p>
          </draw:text-box>
        </draw:frame>
        <draw:frame draw:style-name="gr5" draw:text-style-name="P3" draw:layer="layout" svg:width="2.76cm" svg:height="2.424cm" svg:x="25.156cm" svg:y="6.528cm">
          <draw:text-box>
            <text:p><text:span text:style-name="T7">AB</text:span></text:p>
          </draw:text-box>
        </draw:frame>
        <draw:line draw:style-name="gr1" draw:text-style-name="P2" draw:layer="layout" svg:x1="19.826cm" svg:y1="14.448cm" svg:x2="15.454cm" svg:y2="16.002cm">
          <text:p/>
        </draw:line>
        <draw:frame draw:style-name="gr6" draw:text-style-name="P4" draw:layer="layout" svg:width="8.863cm" svg:height="1.686cm" svg:x="15.258cm" svg:y="16.388cm">
          <draw:text-box>
            <text:p><text:span text:style-name="T8">a </text:span><text:span text:style-name="T9">3</text:span><text:span text:style-name="T10"> </text:span><text:span text:style-name="T11">0</text:span><text:span text:style-name="T10"> </text:span><text:span text:style-name="T12">b </text:span><text:span text:style-name="T11">0</text:span><text:span text:style-name="T10"> </text:span><text:span text:style-name="T13">1</text:span><text:span text:style-name="T10"> </text:span><text:span text:style-name="T12">+ a </text:span><text:span text:style-name="T9">3</text:span><text:span text:style-name="T10"> </text:span><text:span text:style-name="T11">1</text:span><text:span text:style-name="T10"> </text:span><text:span text:style-name="T12">b </text:span><text:span text:style-name="T11">1</text:span><text:span text:style-name="T10"> </text:span><text:span text:style-name="T13">1</text:span></text:p>
          </draw:text-box>
        </draw:frame>
        <draw:frame draw:style-name="gr7" draw:text-style-name="P5" draw:layer="layout" svg:width="8.632cm" svg:height="1.686cm" svg:x="15.272cm" svg:y="19.188cm">
          <draw:text-box>
            <text:p><text:span text:style-name="T8">a </text:span><text:span text:style-name="T4">i</text:span><text:span text:style-name="T14"> </text:span><text:span text:style-name="T15">0</text:span><text:span text:style-name="T5"> <text:s/></text:span><text:span text:style-name="T12">b </text:span><text:span text:style-name="T15">0</text:span><text:span text:style-name="T6"> j </text:span><text:span text:style-name="T12">+ <text:s/>a </text:span><text:span text:style-name="T4">i</text:span><text:span text:style-name="T5"> </text:span><text:span text:style-name="T15">1</text:span><text:span text:style-name="T5"> </text:span><text:span text:style-name="T12">b </text:span><text:span text:style-name="T15">1</text:span><text:span text:style-name="T5"> </text:span><text:span text:style-name="T6">j</text:span></text:p>
          </draw:text-box>
        </draw:frame>
        <draw:line draw:style-name="gr1" draw:text-style-name="P2" draw:layer="layout" svg:x1="19.826cm" svg:y1="14.448cm" svg:x2="23.89cm" svg:y2="16.256cm">
          <text:p/>
        </draw:line>
        <draw:frame draw:style-name="gr8" draw:text-style-name="P6" draw:layer="layout" svg:width="1.243cm" svg:height="1.673cm" svg:x="18.964cm" svg:y="17.896cm">
          <draw:text-box>
            <text:p><text:span text:style-name="T16">=</text:span></text:p>
          </draw:text-box>
        </draw:frame>
        <draw:line draw:style-name="gr1" draw:text-style-name="P2" draw:layer="layout" svg:x1="19.872cm" svg:y1="13.97cm" svg:x2="19.872cm" svg:y2="14.448cm">
          <text:p/>
        </draw:line>
        <draw:frame draw:style-name="standard" draw:layer="layout" svg:width="2.933cm" svg:height="7.826cm" svg:x="0.284cm" svg:y="6.042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7">
                <text:p text:style-name="P7">i</text:p>
              </table:table-cell>
            </table:table-row>
            <table:table-row table:style-name="ro5">
              <table:table-cell table:style-name="ce18">
                <text:p text:style-name="P8">0</text:p>
              </table:table-cell>
            </table:table-row>
            <table:table-row table:style-name="ro5">
              <table:table-cell table:style-name="ce18">
                <text:p text:style-name="P8">1</text:p>
              </table:table-cell>
            </table:table-row>
            <table:table-row table:style-name="ro5">
              <table:table-cell table:style-name="ce18">
                <text:p text:style-name="P8">2</text:p>
              </table:table-cell>
            </table:table-row>
            <table:table-row table:style-name="ro6">
              <table:table-cell table:style-name="ce19">
                <text:p text:style-name="P8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624cm" svg:height="1.658cm" svg:x="12.984cm" svg:y="0.35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21">
              <table:table-cell table:style-name="ce20">
                <text:p text:style-name="P9"><text:span text:style-name="T17">j</text:span>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12" draw:layer="layout" svg:width="1.524cm" svg:height="1.524cm" svg:x="3.08cm" svg:y="6.31cm">
          <text:p text:style-name="P1">c<text:span text:style-name="T1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24cm" svg:height="1.524cm" svg:x="3.081cm" svg:y="9.411cm">
          <text:p text:style-name="P1">c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24cm" svg:height="1.524cm" svg:x="3.082cm" svg:y="12.312cm">
          <text:p text:style-name="P1">c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24cm" svg:height="1.524cm" svg:x="8.181cm" svg:y="8.111cm">
          <text:p text:style-name="P1"><text:span text:style-name="T19">p</text:span><text:span text:style-name="T1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24cm" svg:height="1.524cm" svg:x="8.182cm" svg:y="11.012cm">
          <text:p text:style-name="P1"><text:span text:style-name="T19">p</text:span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24cm" svg:height="1.524cm" svg:x="3.083cm" svg:y="15.413cm">
          <text:p text:style-name="P1">c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524cm" svg:height="1.524cm" svg:x="8.183cm" svg:y="13.713cm">
          <text:p text:style-name="P1"><text:span text:style-name="T19">p</text:span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24cm" svg:height="1.987cm" svg:x="5.956cm" svg:y="3.527cm">
          <draw:text-box>
            <text:p><text:span text:style-name="T7">H</text:span></text:p>
          </draw:text-box>
        </draw:frame>
        <draw:frame draw:style-name="gr11" draw:text-style-name="P3" draw:layer="layout" svg:width="14.244cm" svg:height="2.312cm" svg:x="11.156cm" svg:y="0.228cm">
          <draw:text-box>
            <text:p><text:span text:style-name="T7">Has preferenc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0:25:00.612570814</meta:creation-date>
    <meta:generator>LibreOffice/5.1.6.2$Linux_X86_64 LibreOffice_project/10m0$Build-2</meta:generator>
    <dc:date>2018-10-14T20:45:28.134311005</dc:date>
    <meta:editing-duration>PT9H35M50S</meta:editing-duration>
    <meta:editing-cycles>11</meta:editing-cycles>
    <meta:document-statistic meta:object-count="76"/>
  </office:meta>
</office:document-meta>
</file>